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930d" officeooo:paragraph-rsid="0014930d"/>
    </style:style>
    <style:style style:name="P2" style:family="paragraph" style:parent-style-name="Standard">
      <style:text-properties officeooo:rsid="001531df" officeooo:paragraph-rsid="0015dcd3"/>
    </style:style>
    <style:style style:name="P3" style:family="paragraph" style:parent-style-name="Standard">
      <style:text-properties style:font-name="FreeMono" officeooo:rsid="0014930d" officeooo:paragraph-rsid="0014930d"/>
    </style:style>
    <style:style style:name="P4" style:family="paragraph" style:parent-style-name="Standard">
      <style:text-properties style:font-name="FreeMono" officeooo:rsid="001531df" officeooo:paragraph-rsid="001531df"/>
    </style:style>
    <style:style style:name="P5" style:family="paragraph" style:parent-style-name="Standard">
      <style:text-properties officeooo:rsid="0015f484" officeooo:paragraph-rsid="0015f484"/>
    </style:style>
    <style:style style:name="T1" style:family="text">
      <style:text-properties style:text-underline-style="solid" style:text-underline-width="auto" style:text-underline-color="font-color"/>
    </style:style>
    <style:style style:name="T2" style:family="text">
      <style:text-properties officeooo:rsid="0015dcd3"/>
    </style:style>
    <style:style style:name="T3" style:family="text">
      <style:text-properties officeooo:rsid="001623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bAKT - Software Architecture</text:p>
      <text:p text:style-name="P1"/>
      <text:p text:style-name="P1">Static HTML</text:p>
      <text:p text:style-name="P1">There is very little static HTML for webAKT, contained in webakt.html. <text:s text:c="3"/></text:p>
      <text:p text:style-name="P1"/>
      <text:p text:style-name="P1">The &lt;header&gt; element contains links to some CSS and (currently) a largish number of &lt;script&gt; elements, grouped according to functionality.</text:p>
      <text:p text:style-name="P1"/>
      <text:p text:style-name="P1">The &lt;body&gt; element primarily consists of the following:</text:p>
      <text:p text:style-name="P1"/>
      <text:p text:style-name="P3">&lt;body style="overflow:scroll;"&gt;</text:p>
      <text:p text:style-name="P3">&lt;div style="position:fixed; top:0;z-index:10000;"&gt;</text:p>
      <text:p text:style-name="P3"><text:s text:c="4"/>&lt;!-- The menubar --&gt;</text:p>
      <text:p text:style-name="P3"><text:s text:c="4"/>&lt;div id="menus" style="z-index:10000; height:20px; width:100%; background:#e0e0e0;"&gt;</text:p>
      <text:p text:style-name="P3"><text:s text:c="4"/>&lt;/div&gt;</text:p>
      <text:p text:style-name="P3"/>
      <text:p text:style-name="P3"><text:s text:c="4"/>&lt;!-- The toolbar --&gt;</text:p>
      <text:p text:style-name="P3"><text:s text:c="4"/>&lt;div id="toolbar" style="z-index:9000; padding:4px;left:10px; width:100%; background:#d0d0d0; border-bottom:solid 1px #b0b0b0;"&gt;</text:p>
      <text:p text:style-name="P3"><text:s text:c="6"/>.... Consisting of icons for main commands, a message field for displaying last action, and possibly a record/playback section </text:p>
      <text:p text:style-name="P3"><text:s text:c="4"/>&lt;/div&gt;</text:p>
      <text:p text:style-name="P3"/>
      <text:p text:style-name="P3"><text:s text:c="4"/>&lt;div id="panel_list" style="width:100%;height:15px;background:white;"&gt;&lt;/div&gt;</text:p>
      <text:p text:style-name="P3"><text:s text:c="4"/>&lt;div style="clear:both;"&gt;&lt;/div&gt; <text:s/>&lt;!-- ... since panel_list contains float:left divs ... --&gt;</text:p>
      <text:p text:style-name="P3">&lt;/div&gt;</text:p>
      <text:p text:style-name="P3"/>
      <text:p text:style-name="P3"><text:s text:c="4"/>&lt;!-- The workspace, in which all panels are displayed. --&gt;</text:p>
      <text:p text:style-name="P3"><text:s text:c="4"/>&lt;div id="main" style="position:relative; width:100%; height:500px;"&gt;</text:p>
      <text:p text:style-name="P3"><text:s text:c="8"/>&lt;div id="workspace" style="overflow-x:scroll; top:60; width:2000px; height:1000px; background:white;"&gt;&lt;/div&gt; <text:s/></text:p>
      <text:p text:style-name="P3"><text:s text:c="4"/>&lt;/div&gt;</text:p>
      <text:p text:style-name="P4"/>
      <text:p text:style-name="P4">..... The HTML for a number of utility dialogs</text:p>
      <text:p text:style-name="P4"/>
      <text:p text:style-name="P4">&lt;/body&gt;</text:p>
      <text:p text:style-name="P4"/>
      <text:p text:style-name="P4"/>
      <text:p text:style-name="P2">The workspace &lt;div&gt; contains nothing but the panels created by the user as they use webAKT. <text:s/>All panels are instances of the Panel class, which is responsible for dynamically creating the (rather small amount of) HTML which is common to all panels, including the title bar and a close X button.<text:span text:style-name="T2"> <text:s text:c="2"/>Panels are created using the method AKT.panelise(), rather than new Panel(), to allow some checks to be made before actually creating the panel. <text:s text:c="3"/></text:span><text:s text:c="3"/></text:p>
      <text:p text:style-name="P2"/>
      <text:p text:style-name="P2">[Arguably, I should use a panel <text:span text:style-name="T1">widget</text:span> rather than a panel <text:span text:style-name="T1">class</text:span> - so check the latest implementation of <text:span text:style-name="T2">AKT.panelise in webakt.js</text:span> to see if I have made that change.]</text:p>
      <text:p text:style-name="P2"/>
      <text:p text:style-name="P5">The constructor code for the Panel class creates container code for just one jQuery widget, and then the widget itself. </text:p>
      <text:p text:style-name="P5"/>
      <text:p text:style-name="P5"><text:soft-page-break/>All widgets are conform to the jQuery UI Widget Factory pattern, which is <text:span text:style-name="T3">the foundation on which just about everything in webAKT is based. <text:s text:c="3"/>The way this is used in webAKT is covered in detail in a separate note, but </text:span></text:p>
      <text:p text:style-name="P5"/>
      <text:p text:style-name="P5">The code for the widget can come on one or two forms. <text:s text:c="2"/>It can be a standard widget, conforming to the jQuery UI Widget Factory pattern. <text:s text:c="2"/>Currently, webAKT Tools (accessed through the Tools menu) are examples of these. <text:s text:c="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5T04:55:15.595649093</meta:creation-date>
    <meta:generator>LibreOffice/7.3.7.2$Linux_X86_64 LibreOffice_project/30$Build-2</meta:generator>
    <dc:date>2024-05-15T05:32:46.668923573</dc:date>
    <meta:editing-duration>PT5M25S</meta:editing-duration>
    <meta:editing-cycles>2</meta:editing-cycles>
    <meta:document-statistic meta:table-count="0" meta:image-count="0" meta:object-count="0" meta:page-count="2" meta:paragraph-count="28" meta:word-count="348" meta:character-count="2481" meta:non-whitespace-character-count="2077"/>
  </office:meta>
</office:document-meta>
</file>